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2.35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130">
      <style:text-properties fo:font-weight="bold" style:font-weight-asian="bold" style:font-weight-complex="bold"/>
    </style:style>
    <style:style style:name="ce5" style:family="table-cell" style:parent-style-name="Default" style:data-style-name="N10130"/>
    <style:style style:name="ce11" style:family="table-cell" style:parent-style-name="Default" style:data-style-name="N10130">
      <style:text-properties style:text-underline-style="solid" style:text-underline-type="double" style:text-underline-width="auto" style:text-underline-color="font-color"/>
    </style:style>
    <style:style style:name="ce13" style:family="table-cell" style:parent-style-name="Default" style:data-style-name="N1"/>
    <style:style style:name="ce14" style:family="table-cell" style:parent-style-name="Default" style:data-style-name="N135"/>
  </office:automatic-styles>
  <office:body>
    <office:spreadsheet>
      <table:calculation-settings table:automatic-find-labels="false" table:use-regular-expressions="false" table:use-wildcards="true"/>
      <table:table table:name="Ein-Ausgabe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6378" table:default-cell-style-name="Default"/>
        <table:table-row table:style-name="ro1">
          <table:table-cell table:style-name="ce1" office:value-type="string" calcext:value-type="string">
            <text:p>Quelle</text:p>
          </table:table-cell>
          <table:table-cell table:style-name="ce2" office:value-type="string" calcext:value-type="string">
            <text:p>Datum</text:p>
          </table:table-cell>
          <table:table-cell table:style-name="ce4" office:value-type="string" calcext:value-type="string">
            <text:p>Betrag</text:p>
          </table:table-cell>
          <table:table-cell table:style-name="ce1" office:value-type="string" calcext:value-type="string">
            <text:p>Anmerkung</text:p>
          </table:table-cell>
          <table:table-cell table:style-name="ce1"/>
          <table:table-cell table:style-name="ce1" office:value-type="string" calcext:value-type="string">
            <text:p>Kontostand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Halil Bey Edeka</text:p>
          </table:table-cell>
          <table:table-cell office:value-type="date" office:date-value="2024-05-31" calcext:value-type="date">
            <text:p>05/31/24</text:p>
          </table:table-cell>
          <table:table-cell office:value-type="currency" office:currency="EUR" office:value="33.49" calcext:value-type="currency">
            <text:p>33.49 €</text:p>
          </table:table-cell>
          <table:table-cell table:number-columns-repeated="2"/>
          <table:table-cell table:style-name="ce11" table:formula="of:=SUM([.C2:.C100])" office:value-type="currency" office:currency="EUR" office:value="205.15" calcext:value-type="currency">
            <text:p>205.15 €</text:p>
          </table:table-cell>
          <table:table-cell table:style-name="ce3"/>
          <table:table-cell table:style-name="ce13"/>
          <table:table-cell table:number-columns-repeated="16376"/>
        </table:table-row>
        <table:table-row table:style-name="ro1">
          <table:table-cell office:value-type="string" calcext:value-type="string">
            <text:p>Halil Bey Netto</text:p>
          </table:table-cell>
          <table:table-cell office:value-type="date" office:date-value="2024-05-31" calcext:value-type="date">
            <text:p>05/31/24</text:p>
          </table:table-cell>
          <table:table-cell office:value-type="currency" office:currency="EUR" office:value="11.78" calcext:value-type="currency">
            <text:p>11.78 €</text:p>
          </table:table-cell>
          <table:table-cell office:value-type="string" calcext:value-type="string">
            <text:p>Beschwerde: kaum mehr Trinkgeld</text:p>
          </table:table-cell>
          <table:table-cell table:number-columns-repeated="2"/>
          <table:table-cell table:style-name="ce3"/>
          <table:table-cell table:style-name="ce14"/>
          <table:table-cell table:number-columns-repeated="16376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date" office:date-value="2024-06-03" calcext:value-type="date">
            <text:p>06/03/24</text:p>
          </table:table-cell>
          <table:table-cell office:value-type="currency" office:currency="EUR" office:value="13" calcext:value-type="currency">
            <text:p>13.00 €</text:p>
          </table:table-cell>
          <table:table-cell table:number-columns-repeated="4"/>
          <table:table-cell table:style-name="ce14"/>
          <table:table-cell table:number-columns-repeated="16376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date" office:date-value="2024-06-14" calcext:value-type="date">
            <text:p>06/14/24</text:p>
          </table:table-cell>
          <table:table-cell office:value-type="currency" office:currency="EUR" office:value="14.5" calcext:value-type="currency">
            <text:p>14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date" office:date-value="2024-06-21" calcext:value-type="date">
            <text:p>06/21/24</text:p>
          </table:table-cell>
          <table:table-cell office:value-type="currency" office:currency="EUR" office:value="8.5" calcext:value-type="currency">
            <text:p>8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feland-Apotheke</text:p>
          </table:table-cell>
          <table:table-cell office:value-type="date" office:date-value="2024-06-21" calcext:value-type="date">
            <text:p>06/21/24</text:p>
          </table:table-cell>
          <table:table-cell office:value-type="currency" office:currency="EUR" office:value="45" calcext:value-type="currency">
            <text:p>45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feland-Apotheke</text:p>
          </table:table-cell>
          <table:table-cell office:value-type="date" office:date-value="2024-07-02" calcext:value-type="date">
            <text:p>07/02/24</text:p>
          </table:table-cell>
          <table:table-cell office:value-type="currency" office:currency="EUR" office:value="50" calcext:value-type="currency">
            <text:p>50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chhandlung</text:p>
          </table:table-cell>
          <table:table-cell office:value-type="date" office:date-value="2024-07-05" calcext:value-type="date">
            <text:p>07/05/24</text:p>
          </table:table-cell>
          <table:table-cell office:value-type="currency" office:currency="EUR" office:value="8.03" calcext:value-type="currency">
            <text:p>8.03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date" office:date-value="2024-07-08" calcext:value-type="date">
            <text:p>07/08/24</text:p>
          </table:table-cell>
          <table:table-cell office:value-type="currency" office:currency="EUR" office:value="4.5" calcext:value-type="currency">
            <text:p>4.50 €</text:p>
          </table:table-cell>
          <table:table-cell office:value-type="string" calcext:value-type="string">
            <text:p>Ausreißer; wahrscheinlich weil die 11er fehlt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dt-Apotheke</text:p>
          </table:table-cell>
          <table:table-cell office:value-type="date" office:date-value="2024-07-08" calcext:value-type="date">
            <text:p>07/08/24</text:p>
          </table:table-cell>
          <table:table-cell office:value-type="currency" office:currency="EUR" office:value="16.35" calcext:value-type="currency">
            <text:p>16.35 €</text:p>
          </table:table-cell>
          <table:table-cell table:number-columns-repeated="16381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solver_acr" table:base-cell-address="$'Ein-Ausgaben'.$A$1" table:expression="0"/>
          <table:named-expression table:name="solver_asr" table:base-cell-address="$'Ein-Ausgaben'.$A$1" table:expression="0.5"/>
          <table:named-expression table:name="solver_ccoeff" table:base-cell-address="$'Ein-Ausgaben'.$A$1" table:expression="0.729"/>
          <table:named-expression table:name="solver_cog" table:base-cell-address="$'Ein-Ausgaben'.$A$1" table:expression="1.494"/>
          <table:named-expression table:name="solver_crpb" table:base-cell-address="$'Ein-Ausgaben'.$A$1" table:expression="0.9"/>
          <table:named-expression table:name="solver_eng" table:base-cell-address="$'Ein-Ausgaben'.$A$1" table:expression="3"/>
          <table:named-expression table:name="solver_enst" table:base-cell-address="$'Ein-Ausgaben'.$A$1" table:expression="1"/>
          <table:named-expression table:name="solver_gvr" table:base-cell-address="$'Ein-Ausgaben'.$A$1" table:expression="1"/>
          <table:named-expression table:name="solver_lcy" table:base-cell-address="$'Ein-Ausgaben'.$A$1" table:expression="2000"/>
          <table:named-expression table:name="solver_lo_eng" table:base-cell-address="$'Ein-Ausgaben'.$A$1" table:expression="&quot;com.sun.star.comp.Calc.NLPSolver.DEPSSolverImpl&quot;"/>
          <table:named-expression table:name="solver_mtpb" table:base-cell-address="$'Ein-Ausgaben'.$A$1" table:expression="0"/>
          <table:named-expression table:name="solver_num" table:base-cell-address="$'Ein-Ausgaben'.$A$1" table:expression="0"/>
          <table:named-range table:name="solver_opt" table:base-cell-address="$'Ein-Ausgaben'.$A$1" table:cell-range-address=".$D$12"/>
          <table:named-expression table:name="solver_prng" table:base-cell-address="$'Ein-Ausgaben'.$A$1" table:expression="0"/>
          <table:named-expression table:name="solver_rsp" table:base-cell-address="$'Ein-Ausgaben'.$A$1" table:expression="0"/>
          <table:named-expression table:name="solver_slim" table:base-cell-address="$'Ein-Ausgaben'.$A$1" table:expression="70"/>
          <table:named-expression table:name="solver_smax" table:base-cell-address="$'Ein-Ausgaben'.$A$1" table:expression="0.5"/>
          <table:named-expression table:name="solver_smin" table:base-cell-address="$'Ein-Ausgaben'.$A$1" table:expression="0.5"/>
          <table:named-expression table:name="solver_soc" table:base-cell-address="$'Ein-Ausgaben'.$A$1" table:expression="1.494"/>
          <table:named-expression table:name="solver_ssz" table:base-cell-address="$'Ein-Ausgaben'.$A$1" table:expression="70"/>
          <table:named-expression table:name="solver_stol" table:base-cell-address="$'Ein-Ausgaben'.$A$1" table:expression="0.000001"/>
          <table:named-expression table:name="solver_typ" table:base-cell-address="$'Ein-Ausgaben'.$A$1" table:expression="1"/>
          <table:named-expression table:name="solver_vrt" table:base-cell-address="$'Ein-Ausgaben'.$A$1" table:expression="3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PT Sans Expert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currency-style style:name="N13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5P0"/>
    </number:currency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21:49:24.3978183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23:34:38.453465645</meta:creation-date>
    <dc:date>2024-07-09T22:33:02.873097478</dc:date>
    <meta:editing-duration>PT4H23M7S</meta:editing-duration>
    <meta:editing-cycles>14</meta:editing-cycles>
    <meta:generator>LibreOffice/24.2.4.2$Linux_X86_64 LibreOffice_project/420$Build-2</meta:generator>
    <meta:document-statistic meta:table-count="1" meta:cell-count="38" meta:object-count="0"/>
  </office:meta>
</office:document-meta>
</file>